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fr" fo:country="FR" fo:font-style="italic" officeooo:rsid="00028689" officeooo:paragraph-rsid="00028689" style:font-style-asian="italic" style:font-style-complex="italic"/>
    </style:style>
    <style:style style:name="P2" style:family="paragraph" style:parent-style-name="Standard">
      <style:paragraph-properties fo:line-height="150%" fo:text-align="justify" style:justify-single-word="false"/>
      <style:text-properties fo:language="fr" fo:country="FR" officeooo:rsid="00028689" officeooo:paragraph-rsid="00028689"/>
    </style:style>
    <style:style style:name="P3" style:family="paragraph" style:parent-style-name="Standard">
      <style:paragraph-properties fo:line-height="150%" fo:text-align="justify" style:justify-single-word="false"/>
      <style:text-properties fo:language="fr" fo:country="FR" officeooo:rsid="00028689" officeooo:paragraph-rsid="00141462"/>
    </style:style>
    <style:style style:name="P4" style:family="paragraph" style:parent-style-name="Standard">
      <style:paragraph-properties fo:line-height="150%" fo:text-align="justify" style:justify-single-word="false"/>
      <style:text-properties fo:language="fr" fo:country="FR" officeooo:rsid="00028689" officeooo:paragraph-rsid="0014e5ab"/>
    </style:style>
    <style:style style:name="P5" style:family="paragraph" style:parent-style-name="Heading_20_1">
      <style:paragraph-properties fo:line-height="150%"/>
      <style:text-properties officeooo:rsid="0007b07a" officeooo:paragraph-rsid="0007b07a"/>
    </style:style>
    <style:style style:name="T1" style:family="text">
      <style:text-properties fo:font-style="italic" style:font-style-asian="italic" style:font-style-complex="italic"/>
    </style:style>
    <style:style style:name="T2" style:family="text">
      <style:text-properties fo:font-style="italic" officeooo:rsid="0007b07a" style:font-style-asian="italic" style:font-style-complex="italic"/>
    </style:style>
    <style:style style:name="T3" style:family="text">
      <style:text-properties fo:font-style="italic" officeooo:rsid="000a1548" style:font-style-asian="italic" style:font-style-complex="italic"/>
    </style:style>
    <style:style style:name="T4" style:family="text">
      <style:text-properties fo:font-style="italic" officeooo:rsid="000ded08"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e58d" style:font-style-asian="normal" style:font-style-complex="normal"/>
    </style:style>
    <style:style style:name="T7" style:family="text">
      <style:text-properties fo:font-style="normal" officeooo:rsid="0005fc60" style:font-style-asian="normal" style:font-style-complex="normal"/>
    </style:style>
    <style:style style:name="T8" style:family="text">
      <style:text-properties fo:font-style="normal" officeooo:rsid="0007b07a" style:font-style-asian="normal" style:font-style-complex="normal"/>
    </style:style>
    <style:style style:name="T9" style:family="text">
      <style:text-properties fo:font-style="normal" officeooo:rsid="0008bd50" style:font-style-asian="normal" style:font-style-complex="normal"/>
    </style:style>
    <style:style style:name="T10" style:family="text">
      <style:text-properties fo:font-style="normal" officeooo:rsid="00098ded" style:font-style-asian="normal" style:font-style-complex="normal"/>
    </style:style>
    <style:style style:name="T11" style:family="text">
      <style:text-properties fo:font-style="normal" officeooo:rsid="000a1548" style:font-style-asian="normal" style:font-style-complex="normal"/>
    </style:style>
    <style:style style:name="T12" style:family="text">
      <style:text-properties fo:font-style="normal" officeooo:rsid="000b096a" style:font-style-asian="normal" style:font-style-complex="normal"/>
    </style:style>
    <style:style style:name="T13" style:family="text">
      <style:text-properties fo:font-style="normal" officeooo:rsid="000c2452" style:font-style-asian="normal" style:font-style-complex="normal"/>
    </style:style>
    <style:style style:name="T14" style:family="text">
      <style:text-properties fo:font-style="normal" officeooo:rsid="000ded08" style:font-style-asian="normal" style:font-style-complex="normal"/>
    </style:style>
    <style:style style:name="T15" style:family="text">
      <style:text-properties fo:font-style="normal" officeooo:rsid="000df829" style:font-style-asian="normal" style:font-style-complex="normal"/>
    </style:style>
    <style:style style:name="T16" style:family="text">
      <style:text-properties fo:font-style="normal" officeooo:rsid="000e0c45" style:font-style-asian="normal" style:font-style-complex="normal"/>
    </style:style>
    <style:style style:name="T17" style:family="text">
      <style:text-properties fo:font-style="normal" officeooo:rsid="000e376f" style:font-style-asian="normal" style:font-style-complex="normal"/>
    </style:style>
    <style:style style:name="T18" style:family="text">
      <style:text-properties fo:font-style="normal" officeooo:rsid="000faf12" style:font-style-asian="normal" style:font-style-complex="normal"/>
    </style:style>
    <style:style style:name="T19" style:family="text">
      <style:text-properties fo:font-style="normal" officeooo:rsid="001152fb" style:font-style-asian="normal" style:font-style-complex="normal"/>
    </style:style>
    <style:style style:name="T20" style:family="text">
      <style:text-properties fo:font-style="normal" officeooo:rsid="001457e3" style:font-style-asian="normal" style:font-style-complex="normal"/>
    </style:style>
    <style:style style:name="T21" style:family="text">
      <style:text-properties fo:font-style="normal" officeooo:rsid="0014e5a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Introduction</text:h>
      <text:p text:style-name="P1">Mais entre l'art ainsi défini et la science proprement dite, il y a place pour une attitude mentale intermédiaire. Au lieu d'agir sur les choses ou sur les êtres suivant des modes déterminés, on réfléchit sur les procédés d'action qui sont ainsi employés, en vue non de les connaître et de les expliquer", mais d'apprécier ce qu'ils valent, s'ils sont ce qu'ils doivent être, s'il n'est pas utile de les modifier et de quelle manière, voire même de les remplacer totalement par des procédés nouveaux. Ces réflexions prennent la forme de théories ; ce sont des combinaisons d'idées, non des combinaisons d'actes, et, par là, elles se rapprochent de la science. Mais les idées qui sont ainsi combinées ont pour objet, non d'exprimer la nature de choses données, mais de diriger l'action. Elles ne sont pas des mouvements, mais sont toutes proches du mouvement, qu'elles ont pour fonction d'orienter. Si ce ne sont pas des actions, ce sont, du moins, des programmes d'action, et par là elles se rapprochent de l'art. Telles sont les théories médicales, politiques, stratégiques, etc. Pour exprimer le caractère mixte de ces sortes de spéculations, nous proposons de les appeler des théories pratiques. La pédagogie est une théorie pratique de ce genre. Elle n'étudie pas scientifiquement les systèmes d'éducation, mais elle y réfléchit en vue de fournir à l'activité de l'éducateur des idées qui le dirigent. </text:p>
      <text:p text:style-name="P2"/>
      <text:p text:style-name="P2">Durkheim – Dictionnaire de pédagogie (Buisson)</text:p>
      <text:p text:style-name="P2"/>
      <text:p text:style-name="P3">Pour Émile Durkheim (Durkheim, 1911), la pédagogie est une <text:span text:style-name="T1">théorie-pratique </text:span><text:span text:style-name="T5">c'est à dire une reflexion vers l'action, ce qui fait dire à Michel Fabre (Fabre, 2002) que </text:span><text:span text:style-name="T1">la science est de l'ordre du savoir comprendre ou expliquer, l'art relève du savoir faire et la pédagogie du savoir sur le faire qui est en même temps un savoir pour faire.</text:span><text:span text:style-name="T5"> Ainsi la pédagogie est nécessairement refl</text:span><text:span text:style-name="T6">é</text:span><text:span text:style-name="T5">xive, l'action pédagogique ne peut </text:span><text:span text:style-name="T6">exister</text:span><text:span text:style-name="T5"> sans reflexion sur elle même. Ce statut praxéologique implique une formation adéquate des acteurs de l'éducation, notamment des enseignants. Or il nous a semblé pertinent d'analyser ce que pouvait être une formation professionnelle historiquement parlant pour replacer le processus de la mastérisation dans le temps long, qui est celui qui accompagne la reflexion, constante, de la formation des enseignants de la république depuis – au moins – la naissance des écoles normales. </text:span><text:span text:style-name="T7">A la suite de John Dewey, nous pouvons dire que la pensée nait de l'expérience, </text:span><text:span text:style-name="T8">que </text:span><text:span text:style-name="T7">c'est l'expérience qui forme la pensée </text:span><text:span text:style-name="T8">ainsi que le note Deledalle (Deledalle, 1965) : </text:span><text:span text:style-name="T2">dès qu'il y a rupture de continuité entre l'activité et l'objet de l'activité, quand, dans le cours de l'expérience, nous rencontrons un obstacle, commence la réflexion qui permet de rétablir la continuité.</text:span></text:p>
      <text:p text:style-name="P3"><text:span text:style-name="T8">P</text:span><text:span text:style-name="T9">our l'enseignant la pratique r</text:span><text:span text:style-name="T10">é</text:span><text:span text:style-name="T9">flexive </text:span><text:span text:style-name="T10">est nécessaire puisqu'il est en contact avec l'imprévisible, les </text:span><text:soft-page-break/><text:span text:style-name="T10">enfants ne peuvent être agi</text:span><text:span text:style-name="T11">s</text:span><text:span text:style-name="T10">, l'apprentissage découle des interrelations entre l'enseignant et les apprenants, </text:span><text:span text:style-name="T11">de plus il se doit de se tenir au courant des avancées de la recherche et emprunter aux savoirs scientifiques ainsi le bulletin officiel de l'éducation nationale </text:span><text:span text:style-name="T14">n°1 du 4 janvier 2007 stipule qu'e</text:span><text:span text:style-name="T4">n formation professionnelle initiale, les maîtres doivent être initiés à la recherche scientifique, à ses résultats et à ses applications dans l’enseignement. Les pratiques didactiques et pédagogiques doivent se nourrir de l’évolution des connaissances.</text:span><text:span text:style-name="T3">. </text:span><text:span text:style-name="T12">Depuis la mise en place des instituts universitaires de formation des maîtres (IUFM) en 1990, les futurs professeurs des écoles doivent produire un mémoire professionnel. Ce mémoire est le lieu privilégié, </text:span><text:span text:style-name="T13">mais non unique,</text:span><text:span text:style-name="T12"> de la reflexivité enseignante lors de la formation initiale. </text:span><text:span text:style-name="T15">Il est le lieu privilégié de la </text:span><text:span text:style-name="T16">diplomatie</text:span><text:span text:style-name="T15"> entre l'école professionnelle et l'université</text:span><text:span text:style-name="T17">. </text:span><text:span text:style-name="T18">Bien évidemment il n'est pas </text:span><text:span text:style-name="T19">question</text:span><text:span text:style-name="T18"> de donner à l'université l'exclusivité de la recherche, ainsi de nombreux pédagogues mènent des recherches avec ou sans l'université que ce soit au laboratoire de recherche coopérative de l'ICEM, aux cahiers pédagogiques ou bien de manière plus </text:span><text:span text:style-name="T20">isolée</text:span><text:span text:style-name="T18">. </text:span></text:p>
      <text:p text:style-name="P4"><text:span text:style-name="T21">Ainsi nous tâcherons de montrer la permanence d'un projet professionnalisant et réflexif dans la fomation des enseignants puis nous aborderons la question de l'écart entre le prescrit et le réel avant de nous demander en quoi l'injonction réflexive est opérante dans la formation initiale des IUFM puis des ESPE.</text:span></text:p>
      <text:p text:style-name="P4"/>
      <text:p text:style-name="P4"><text:span text:style-name="T21"><text:s/></text:span><text:span text:style-name="T18"><text:s/></text:span><text:span text:style-name="T1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meta:initial-creator>
    <meta:creation-date>2014-05-18T16:46:01.530796524</meta:creation-date>
    <dc:date>2014-05-18T21:30:03.753886967</dc:date>
    <dc:creator>sylvain </dc:creator>
    <meta:editing-duration>PT3H55M7S</meta:editing-duration>
    <meta:editing-cycles>19</meta:editing-cycles>
    <meta:generator>LibreOffice/4.2.4.2$Linux_X86_64 LibreOffice_project/420m0$Build-2</meta:generator>
    <meta:document-statistic meta:table-count="0" meta:image-count="0" meta:object-count="0" meta:page-count="2" meta:paragraph-count="7" meta:word-count="682" meta:character-count="4394" meta:non-whitespace-character-count="3710"/>
  </office:meta>
</office:document-meta>
</file>